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cm" fo:margin-right="0cm" fo:margin-top="0.201cm" fo:margin-bottom="0.201cm" style:contextual-spacing="false" fo:orphans="2" fo:widows="2" fo:text-indent="0cm" style:auto-text-indent="false"/>
    </style:style>
    <style:style style:name="P2" style:family="paragraph" style:parent-style-name="Standard">
      <style:paragraph-properties fo:margin-left="0cm" fo:margin-right="0cm" fo:margin-top="0.201cm" fo:margin-bottom="0.201cm" style:contextual-spacing="false" fo:line-height="115%" fo:orphans="2" fo:widows="2" fo:text-indent="0cm" style:auto-text-indent="false"/>
      <style:text-properties fo:font-variant="normal" fo:text-transform="none" fo:color="#0a0a0a" loext:opacity="100%" style:font-name="Liberation Serif" fo:font-size="12pt" fo:letter-spacing="normal" fo:font-style="normal" fo:font-weight="normal" style:font-size-asian="12pt" style:font-size-complex="12pt"/>
    </style:style>
    <style:style style:name="P3" style:family="paragraph" style:parent-style-name="Text_20_body">
      <style:paragraph-properties fo:margin-left="0cm" fo:margin-right="0cm" fo:margin-top="0cm" fo:margin-bottom="0.254cm" style:contextual-spacing="false" fo:line-height="115%" fo:orphans="2" fo:widows="2" fo:text-indent="0cm" style:auto-text-indent="false"/>
      <style:text-properties fo:font-variant="normal" fo:text-transform="none" fo:color="#0a0a0a" loext:opacity="100%" style:font-name="Liberation Serif" fo:font-size="12pt" fo:letter-spacing="normal" fo:font-style="normal" fo:font-weight="normal" style:font-size-asian="12pt" style:font-size-complex="12pt"/>
    </style:style>
    <style:style style:name="P4" style:family="paragraph" style:parent-style-name="Standard">
      <style:paragraph-properties fo:margin-left="0cm" fo:margin-right="0cm" fo:line-height="115%" fo:orphans="2" fo:widows="2" fo:text-indent="0cm" style:auto-text-indent="false"/>
      <style:text-properties style:font-name="Liberation Serif" fo:font-size="12pt" style:font-size-asian="12pt" style:font-size-complex="12pt"/>
    </style:style>
    <style:style style:name="P5" style:family="paragraph" style:parent-style-name="Text_20_body">
      <style:paragraph-properties fo:margin-left="0cm" fo:margin-right="0cm" fo:margin-top="0cm" fo:margin-bottom="0.381cm" style:contextual-spacing="false" fo:line-height="115%" fo:orphans="2" fo:widows="2" fo:text-indent="0cm" style:auto-text-indent="false"/>
      <style:text-properties style:font-name="Liberation Serif" fo:font-size="12pt" style:font-size-asian="12pt" style:font-size-complex="12pt"/>
    </style:style>
    <style:style style:name="P6" style:family="paragraph" style:parent-style-name="Text_20_body">
      <style:paragraph-properties fo:margin-left="0cm" fo:margin-right="0cm" fo:margin-top="0cm" fo:margin-bottom="0.254cm" style:contextual-spacing="false" fo:line-height="115%" fo:orphans="2" fo:widows="2" fo:text-indent="0cm" style:auto-text-indent="false"/>
    </style:style>
    <style:style style:name="P7" style:family="paragraph" style:parent-style-name="Text_20_body" style:list-style-name="L1">
      <style:paragraph-properties fo:margin-top="0cm" fo:margin-bottom="0.254cm" style:contextual-spacing="false" fo:line-height="115%" fo:orphans="2" fo:widows="2" fo:padding="0cm" fo:border="none"/>
    </style:style>
    <style:style style:name="P8" style:family="paragraph" style:parent-style-name="Text_20_body" style:list-style-name="L2">
      <style:paragraph-properties fo:margin-top="0cm" fo:margin-bottom="0.254cm" style:contextual-spacing="false" fo:line-height="115%" fo:orphans="2" fo:widows="2" fo:padding="0cm" fo:border="none"/>
    </style:style>
    <style:style style:name="P9" style:family="paragraph" style:parent-style-name="Text_20_body">
      <style:paragraph-properties fo:margin-left="0cm" fo:margin-right="0cm" fo:margin-top="0cm" fo:margin-bottom="0.508cm" style:contextual-spacing="false" fo:line-height="115%" fo:orphans="2" fo:widows="2" fo:text-indent="0cm" style:auto-text-indent="false"/>
      <style:text-properties fo:font-variant="normal" fo:text-transform="none" fo:color="#0a0a0a" loext:opacity="100%" style:font-name="Liberation Serif" fo:font-size="20pt" fo:letter-spacing="normal" fo:font-style="normal" fo:font-weight="bold" style:font-size-asian="20pt" style:font-weight-asian="bold" style:font-size-complex="20pt" style:font-weight-complex="bold"/>
    </style:style>
    <style:style style:name="P10" style:family="paragraph" style:parent-style-name="Text_20_body">
      <style:paragraph-properties fo:margin-left="0cm" fo:margin-right="0cm" fo:margin-top="0.101cm" fo:margin-bottom="0.508cm" style:contextual-spacing="false" fo:line-height="115%" fo:orphans="2" fo:widows="2" fo:text-indent="0cm" style:auto-text-indent="false"/>
      <style:text-properties fo:font-variant="normal" fo:text-transform="none" fo:color="#0a0a0a" loext:opacity="100%" style:font-name="Liberation Serif" fo:font-size="20pt" fo:letter-spacing="normal" fo:font-style="normal" fo:font-weight="bold" style:font-size-asian="20pt" style:font-weight-asian="bold" style:font-size-complex="20pt" style:font-weight-complex="bold"/>
    </style:style>
    <style:style style:name="P11" style:family="paragraph" style:parent-style-name="Text_20_body" style:list-style-name="L2">
      <style:paragraph-properties fo:margin-top="0cm" fo:margin-bottom="0.254cm" style:contextual-spacing="false" fo:line-height="115%" fo:orphans="2" fo:widows="2" fo:padding="0cm" fo:border="none"/>
      <style:text-properties fo:font-variant="normal" fo:text-transform="none" fo:color="#0a0a0a" loext:opacity="100%" style:font-name="Liberation Serif" fo:font-size="12pt" fo:letter-spacing="normal" fo:font-style="normal" fo:font-weight="normal" style:font-size-asian="12pt" style:font-size-complex="12pt"/>
    </style:style>
    <style:style style:name="T1" style:family="text">
      <style:text-properties fo:font-variant="normal" fo:text-transform="none" fo:color="#0a0a0a" loext:opacity="100%" style:font-name="Liberation Serif" fo:font-size="12pt" fo:letter-spacing="normal" fo:font-style="normal" fo:font-weight="bold" style:font-size-asian="12pt" style:font-size-complex="12pt"/>
    </style:style>
    <style:style style:name="T2" style:family="text">
      <style:text-properties fo:font-variant="normal" fo:text-transform="none" fo:color="#0a0a0a" loext:opacity="100%" style:font-name="Liberation Serif" fo:font-size="12pt" fo:letter-spacing="normal" fo:font-style="normal" fo:font-weight="bold" officeooo:rsid="00066088" style:font-size-asian="12pt" style:font-size-complex="12pt"/>
    </style:style>
    <style:style style:name="T3" style:family="text">
      <style:text-properties fo:font-variant="normal" fo:text-transform="none" fo:color="#0a0a0a" loext:opacity="100%" style:font-name="Liberation Serif" fo:font-size="12pt" fo:letter-spacing="normal" fo:font-style="normal" fo:font-weight="bold" officeooo:rsid="00085733" style:font-size-asian="12pt" style:font-size-complex="12pt"/>
    </style:style>
    <style:style style:name="T4" style:family="text">
      <style:text-properties fo:font-variant="normal" fo:text-transform="none" fo:color="#0a0a0a" loext:opacity="100%" style:font-name="Liberation Serif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fo:color="#0a0a0a" loext:opacity="100%" style:font-name="Liberation Serif" fo:font-size="12pt" fo:letter-spacing="normal" fo:font-style="italic" fo:font-weight="normal" style:font-size-asian="12pt" style:font-size-complex="12pt"/>
    </style:style>
    <style:style style:name="T6" style:family="text">
      <style:text-properties fo:font-variant="normal" fo:text-transform="none" fo:color="#0a0a0a" loext:opacity="100%" style:font-name="Liberation Serif" fo:font-size="24pt" fo:letter-spacing="normal" fo:font-style="normal" fo:font-weight="bold" style:font-size-asian="24pt" style:font-weight-asian="bold" style:font-size-complex="24pt" style:font-weight-complex="bold"/>
    </style:style>
    <style:style style:name="T7" style:family="text">
      <style:text-properties fo:font-variant="normal" fo:text-transform="none" fo:color="#0a0a0a" loext:opacity="100%" style:font-name="Liberation Serif" fo:font-size="24pt" fo:letter-spacing="normal" fo:font-style="normal" fo:font-weight="bold" officeooo:rsid="0009db2b" style:font-size-asian="24pt" style:font-weight-asian="bold" style:font-size-complex="24pt" style:font-weight-complex="bold"/>
    </style:style>
    <style:style style:name="T8" style:family="text">
      <style:text-properties officeooo:rsid="00066088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6">Directrices para la </text:span></text:span><text:span text:style-name="Strong_20_Emphasis"><text:span text:style-name="T7">a</text:span></text:span><text:span text:style-name="Strong_20_Emphasis"><text:span text:style-name="T6">uditoría de </text:span></text:span><text:span text:style-name="Strong_20_Emphasis"><text:span text:style-name="T7">s</text:span></text:span><text:span text:style-name="Strong_20_Emphasis"><text:span text:style-name="T6">istemas de </text:span></text:span><text:span text:style-name="Strong_20_Emphasis"><text:span text:style-name="T7">g</text:span></text:span><text:span text:style-name="Strong_20_Emphasis"><text:span text:style-name="T6">estión de </text:span></text:span><text:span text:style-name="Strong_20_Emphasis"><text:span text:style-name="T7">i</text:span></text:span><text:span text:style-name="Strong_20_Emphasis"><text:span text:style-name="T6">nocuidad </text:span></text:span><text:span text:style-name="Strong_20_Emphasis"><text:span text:style-name="T7">a</text:span></text:span><text:span text:style-name="Strong_20_Emphasis"><text:span text:style-name="T6">limentaria</text:span></text:span></text:p>
      <text:p text:style-name="P2">En el entorno global actual, la confianza del consumidor depende de la capacidad de las organizaciones para garantizar alimentos seguros. E<text:span text:style-name="T8">l presente</text:span> curso fusiona dos pilares fundamentales de la infraestructura de calidad:</text:p>
      <text:list text:style-name="L1">
        <text:list-item>
          <text:p text:style-name="P7"><text:span text:style-name="Strong_20_Emphasis"><text:span text:style-name="T1">ISO 19011:2018: </text:span></text:span><text:span text:style-name="T4">La guía universal que define </text:span><text:span text:style-name="Emphasis"><text:span text:style-name="T5">cómo </text:span></text:span><text:span text:style-name="T4">auditar de manera profesional, ética y basada en riesgos.</text:span></text:p>
        </text:list-item>
        <text:list-item>
          <text:p text:style-name="P7"><text:span text:style-name="Strong_20_Emphasis"><text:span text:style-name="T1">ISO 22000:2018: </text:span></text:span><text:span text:style-name="T4">El estándar que establece </text:span><text:span text:style-name="Emphasis"><text:span text:style-name="T5">qué </text:span></text:span><text:span text:style-name="T4">debe cumplir un sistema de gestión para garantizar la inocuidad en toda la cadena de suministro.</text:span></text:p>
        </text:list-item>
      </text:list>
      <text:p text:style-name="P3">El objetivo es transformar el proceso de auditoría de una simple "lista de verificación" en una herramienta estratégica que identifique vulnerabilidades en los puntos críticos de control (PCC) y fomente la mejora continua.</text:p>
      <text:p text:style-name="P9">¿Qué es la ISO 19011?</text:p>
      <text:p text:style-name="P6"><text:span text:style-name="T4">La </text:span><text:span text:style-name="Strong_20_Emphasis"><text:span text:style-name="T1">ISO 19011 </text:span></text:span><text:span text:style-name="T4">no es una norma certificable, sino un documento de orientación. Proporciona las directrices para la gestión de programas de auditoría, la planificación y realización de auditorías externas e internas, y la evaluación de la competencia de los auditores.</text:span></text:p>
      <text:p text:style-name="P6"><text:span text:style-name="T4">Al aplicarla a la </text:span><text:span text:style-name="Strong_20_Emphasis"><text:span text:style-name="T1">ISO 22000</text:span></text:span><text:span text:style-name="T4">, la ISO 19011 permite que los auditores no solo evalúen el cumplimiento de procesos, sino que también verifiquen la eficacia del Plan APPCC (HACCP) y la cultura de inocuidad alimentaria de la empresa.</text:span></text:p>
      <text:p text:style-name="P10">Estructura de la Norma ISO 19011</text:p>
      <text:p text:style-name="P3">La norma se organiza en siete capítulos principales, siendo los últimos cuatro el núcleo operativo:</text:p>
      <text:list text:style-name="L2">
        <text:list-item>
          <text:p text:style-name="P8"><text:span text:style-name="Strong_20_Emphasis"><text:span text:style-name="T1">Capítulo 1 al 3: </text:span></text:span><text:span text:style-name="T4">Alcance, referencias normativas y términos clave (como "evidencia de auditoría" y "criterios de auditoría").</text:span></text:p>
        </text:list-item>
        <text:list-item>
          <text:p text:style-name="P8"><text:span text:style-name="Strong_20_Emphasis"><text:span text:style-name="T1">Capítulo 4: Principios de </text:span></text:span><text:span text:style-name="Strong_20_Emphasis"><text:span text:style-name="T2">a</text:span></text:span><text:span text:style-name="Strong_20_Emphasis"><text:span text:style-name="T1">uditoría. </text:span></text:span><text:span text:style-name="T4">Define la base del profesionalismo: integridad, presentación ecuánime, debido cuidado profesional, confidencialidad, independencia y el enfoque basado en la evidencia y el riesgo.</text:span></text:p>
        </text:list-item>
        <text:list-item>
          <text:p text:style-name="P8"><text:span text:style-name="Strong_20_Emphasis"><text:span text:style-name="T1">Capítulo 5: Gestión de un </text:span></text:span><text:span text:style-name="Strong_20_Emphasis"><text:span text:style-name="T2">p</text:span></text:span><text:span text:style-name="Strong_20_Emphasis"><text:span text:style-name="T1">rograma de </text:span></text:span><text:span text:style-name="Strong_20_Emphasis"><text:span text:style-name="T2">a</text:span></text:span><text:span text:style-name="Strong_20_Emphasis"><text:span text:style-name="T1">uditoría. </text:span></text:span><text:span text:style-name="T4">Explica cómo organizar el conjunto de auditorías anuales, estableciendo objetivos, responsabilidades y recursos necesarios.</text:span></text:p>
        </text:list-item>
        <text:list-item>
          <text:p text:style-name="P8"><text:span text:style-name="Strong_20_Emphasis"><text:span text:style-name="T1">Capítulo 6: Realización de una </text:span></text:span><text:span text:style-name="Strong_20_Emphasis"><text:span text:style-name="T2">a</text:span></text:span><text:span text:style-name="Strong_20_Emphasis"><text:span text:style-name="T1">uditoría. </text:span></text:span><text:span text:style-name="T4">El "paso a paso" de la ejecución:</text:span></text:p>
          <text:list>
            <text:list-item>
              <text:p text:style-name="P11">Inicio y preparación.</text:p>
            </text:list-item>
            <text:list-item>
              <text:p text:style-name="P11">Realización de actividades (reuniones de apertura, recolección de información, hallazgos).</text:p>
            </text:list-item>
            <text:list-item>
              <text:p text:style-name="P11">Preparación y distribución del informe.</text:p>
            </text:list-item>
            <text:list-item>
              <text:p text:style-name="P11"><text:soft-page-break/>Finalización y seguimiento.</text:p>
            </text:list-item>
          </text:list>
        </text:list-item>
        <text:list-item>
          <text:p text:style-name="P8"><text:span text:style-name="Strong_20_Emphasis"><text:span text:style-name="T1">Capítulo 7: Competencia y </text:span></text:span><text:span text:style-name="Strong_20_Emphasis"><text:span text:style-name="T3">e</text:span></text:span><text:span text:style-name="Strong_20_Emphasis"><text:span text:style-name="T1">valuación de </text:span></text:span><text:span text:style-name="Strong_20_Emphasis"><text:span text:style-name="T3">a</text:span></text:span><text:span text:style-name="Strong_20_Emphasis"><text:span text:style-name="T1">uditores. </text:span></text:span><text:span text:style-name="T4">Establece los criterios para asegurar que el auditor tiene los conocimientos técnicos (en este caso, conocimiento profundo de APPCC, microbiología y legislación alimentaria) y las habilidades personales necesarias.</text:span></text:p>
        </text:list-item>
      </text:list>
      <text:p text:style-name="P5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1-26T12:23:44.021000000</meta:creation-date>
    <dc:date>2026-01-26T13:01:30.237000000</dc:date>
    <meta:editing-duration>PT24M36S</meta:editing-duration>
    <meta:editing-cycles>4</meta:editing-cycles>
    <meta:generator>LibreOffice/7.5.0.3$Windows_X86_64 LibreOffice_project/c21113d003cd3efa8c53188764377a8272d9d6de</meta:generator>
    <meta:document-statistic meta:table-count="0" meta:image-count="0" meta:object-count="0" meta:page-count="2" meta:paragraph-count="19" meta:word-count="370" meta:character-count="2459" meta:non-whitespace-character-count="2119"/>
  </office:meta>
</office:document-meta>
</file>